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4cm" fo:min-width="0.23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4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1cm" fo:min-width="0.23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fill-color="#ff3300" draw:textarea-horizontal-align="justify" draw:textarea-vertical-align="middle" draw:auto-grow-height="false" fo:min-height="0.427cm" fo:min-width="0.1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3300"/>
      <style:paragraph-properties fo:text-align="center"/>
      <style:text-properties fo:font-size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1.63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1.63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1.3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1.3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1.9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1.632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1.63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2.24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1.3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1.3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8" draw:text-style-name="P16" draw:layer="layout" svg:x1="22.579cm" svg:y1="17.183cm" svg:x2="0.381cm" svg:y2="17.183cm">
          <text:p/>
        </draw:line>
        <draw:line draw:style-name="gr9" draw:text-style-name="P16" draw:layer="layout" svg:x1="22.579cm" svg:y1="15.659cm" svg:x2="0.379cm" svg:y2="15.634cm">
          <text:p/>
        </draw:line>
        <draw:custom-shape draw:style-name="gr10" draw:text-style-name="P17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xml:id="id1" draw:id="id1" draw:layer="layout" svg:width="1.035cm" svg:height="1.038cm" svg:x="26.083cm" svg:y="1.214cm">
          <text:p text:style-name="P18"><text:span text:style-name="T8">16/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xml:id="id2" draw:id="id2" draw:layer="layout" svg:width="1.04cm" svg:height="1.038cm" svg:x="22.532cm" svg:y="4.809cm">
          <text:p text:style-name="P18"><text:span text:style-name="T8">16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6" draw:layer="layout" draw:type="line" svg:x1="26.601cm" svg:y1="2.252cm" svg:x2="23.052cm" svg:y2="4.809cm" draw:start-shape="id1" draw:start-glue-point="8" draw:end-shape="id2" draw:end-glue-point="4" svg:d="M26601 2252l-3549 2557" svg:viewBox="0 0 3550 2558">
          <text:p text:style-name="P1"><text:span text:style-name="T9">0,0</text:span></text:p>
        </draw:connector>
        <draw:custom-shape draw:style-name="gr14" draw:text-style-name="P19" xml:id="id3" draw:id="id3" draw:layer="layout" svg:width="1.035cm" svg:height="1.033cm" svg:x="19.418cm" svg:y="8.324cm">
          <text:p text:style-name="P18"><text:span text:style-name="T8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6" draw:layer="layout" draw:type="line" svg:x1="23.052cm" svg:y1="5.847cm" svg:x2="19.936cm" svg:y2="8.324cm" draw:start-shape="id2" draw:start-glue-point="8" draw:end-shape="id3" draw:end-glue-point="4" svg:d="M23052 5847l-3116 2477" svg:viewBox="0 0 3117 2478">
          <text:p text:style-name="P1"><text:span text:style-name="T9">0,0</text:span></text:p>
        </draw:connector>
        <draw:custom-shape draw:style-name="gr15" draw:text-style-name="P20" draw:layer="layout" svg:width="0.954cm" svg:height="0.957cm" svg:x="19.471cm" svg:y="9.4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16:06.803635884</dc:date>
    <meta:editing-duration>PT2H52M18S</meta:editing-duration>
    <meta:editing-cycles>39</meta:editing-cycles>
    <meta:generator>LibreOffice/5.2.2.2$Linux_X86_64 LibreOffice_project/20m0$Build-2</meta:generator>
    <meta:document-statistic meta:object-count="278"/>
  </office:meta>
</office:document-meta>
</file>